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float" office:value="120">
            <text:p>120</text:p>
          </table:table-cell>
          <table:table-cell office:value-type="float" office:value="51">
            <text:p>51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134">
            <text:p>134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  <table:table-cell table:number-columns-repeated="101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138">
            <text:p>138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122">
            <text:p>12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140">
            <text:p>140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35">
            <text:p>35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table:number-columns-repeated="101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table:number-columns-repeated="2" office:value-type="float" office:value="63">
            <text:p>63</text:p>
          </table:table-cell>
          <table:table-cell office:value-type="float" office:value="150">
            <text:p>150</text:p>
          </table:table-cell>
          <table:table-cell table:number-columns-repeated="1013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4.11.2020</text:date>, <text:time>13:52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nazarians</meta:initial-creator>
    <meta:creation-date>2020-10-03T05:55:13Z</meta:creation-date>
    <dc:date>2020-10-30T10:41:46.228000000</dc:date>
    <meta:editing-duration>PT2M17S</meta:editing-duration>
    <meta:editing-cycles>1</meta:editing-cycles>
    <meta:document-statistic meta:table-count="3" meta:cell-count="121" meta:object-count="0"/>
  </office:meta>
</office:document-meta>
</file>